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5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0in"/>
    </style:style>
    <style:style style:name="TBL_0_0_col_2" style:family="table-column">
      <style:table-column-properties style:column-width="1.25in"/>
    </style:style>
    <style:style style:name="TBL_0_0_col_3" style:family="table-column">
      <style:table-column-properties style:column-width="0.01in"/>
    </style:style>
    <style:style style:name="TBL_0_0_col_4" style:family="table-column">
      <style:table-column-properties style:column-width="5.95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16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7.0pt" fo:font-weight="bold">
</style:text-properties>
    </style:style>
    <style:style style:name="TBL_0_0_row_2" style:family="table-row">
      <style:table-row-properties style:use-optimal-row-height="false" style:row-height="0.29in"/>
    </style:style>
    <style:style style:name="C2" style:family="table-cell">
      <style:table-cell-properties fo:wrap-option="wrap" style:shrink-to-fit="false" fo:border-top="0.006944444444444444in solid #000000" fo:padding-top="0.0in" fo:border-left="0.006944444444444444in solid #000000" fo:padding-left="0.027777777777777776in" fo:border-bottom="0.003472222222222222in solid #000000" fo:padding-bottom="0.0in" fo:border-right="0.003472222222222222in solid #000000" fo:padding-right="0.0in" style:vertical-align="middle"/>
      <style:paragraph-properties fo:text-align="center"/>
    </style:style>
    <style:style style:name="T1" style:family="text">
      <style:text-properties style:font-name="SansSerif" fo:font-size="7.0pt">
</style:text-properties>
    </style:style>
    <style:style style:name="TBL_0_0_row_3" style:family="table-row">
      <style:table-row-properties style:use-optimal-row-height="false" style:row-height="0.29in"/>
    </style:style>
    <style:style style:name="TBL_0_0_row_4" style:family="table-row">
      <style:table-row-properties style:use-optimal-row-height="false" style:row-height="0.29in"/>
    </style:style>
    <style:style style:name="TBL_0_0_row_5" style:family="table-row">
      <style:table-row-properties style:use-optimal-row-height="false" style:row-height="0.29in"/>
    </style:style>
    <style:style style:name="TBL_0_0_row_6" style:family="table-row">
      <style:table-row-properties style:use-optimal-row-height="false" style:row-height="0.29in"/>
    </style:style>
    <style:style style:name="TBL_0_0_row_7" style:family="table-row">
      <style:table-row-properties style:use-optimal-row-height="false" style:row-height="0.29in"/>
    </style:style>
    <style:style style:name="TBL_0_0_row_8" style:family="table-row">
      <style:table-row-properties style:use-optimal-row-height="false" style:row-height="0.29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>
            <text:p text:style-name="P0"><text:span text:style-name="T0">Year Covered </text:span></text:p>
          </table:table-cell>
          <table:table-cell table:style-name="C1" table:number-columns-spanned="2">
            <text:p text:style-name="P0"><text:span text:style-name="T0">Amount</text:span></text:p>
          </table:table-cell>
          <table:covered-table-cell/>
          <table:table-cell table:style-name="C0"/>
        </table:table-row>
        <table:table-row table:style-name="TBL_0_0_row_2">
          <table:table-cell table:style-name="C0"/>
          <table:table-cell table:style-name="C2">
            <text:p text:style-name="P0"><text:span text:style-name="T1">2009</text:span></text:p>
          </table:table-cell>
          <table:table-cell table:style-name="C2">
            <text:p text:style-name="P0"><text:span text:style-name="T0">313.45</text:span></text:p>
          </table:table-cell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2">
            <text:p text:style-name="P0"><text:span text:style-name="T1">2010</text:span></text:p>
          </table:table-cell>
          <table:table-cell table:style-name="C2">
            <text:p text:style-name="P0"><text:span text:style-name="T0">340.20</text:span></text:p>
          </table:table-cell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2">
            <text:p text:style-name="P0"><text:span text:style-name="T1">2011</text:span></text:p>
          </table:table-cell>
          <table:table-cell table:style-name="C2">
            <text:p text:style-name="P0"><text:span text:style-name="T0">567.00</text:span></text:p>
          </table:table-cell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2">
            <text:p text:style-name="P0"><text:span text:style-name="T1">2012</text:span></text:p>
          </table:table-cell>
          <table:table-cell table:style-name="C2">
            <text:p text:style-name="P0"><text:span text:style-name="T0">567.00</text:span></text:p>
          </table:table-cell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2">
            <text:p text:style-name="P0"><text:span text:style-name="T1">2013</text:span></text:p>
          </table:table-cell>
          <table:table-cell table:style-name="C2">
            <text:p text:style-name="P0"><text:span text:style-name="T0">567.00</text:span></text:p>
          </table:table-cell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2">
            <text:p text:style-name="P0"><text:span text:style-name="T1">2014</text:span></text:p>
          </table:table-cell>
          <table:table-cell table:style-name="C2">
            <text:p text:style-name="P0"><text:span text:style-name="T0">567.00</text:span></text:p>
          </table:table-cell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2">
            <text:p text:style-name="P0"><text:span text:style-name="T1">2022</text:span></text:p>
          </table:table-cell>
          <table:table-cell table:style-name="C2">
            <text:p text:style-name="P0"><text:span text:style-name="T0">13,050.46</text:span></text:p>
          </table:table-cell>
          <table:table-cell table:style-name="C0"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5in" fo:page-height="2.78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